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0c5d" officeooo:paragraph-rsid="000b0c5d"/>
    </style:style>
    <style:style style:name="P2" style:family="paragraph" style:parent-style-name="Text_20_body">
      <style:text-properties officeooo:rsid="000b0c5d" officeooo:paragraph-rsid="000b0c5d"/>
    </style:style>
    <style:style style:name="P3" style:family="paragraph" style:parent-style-name="Heading_20_3"/>
    <style:style style:name="P4" style:family="paragraph" style:parent-style-name="Heading_20_3">
      <style:text-properties officeooo:rsid="000b3969" officeooo:paragraph-rsid="000b3969"/>
    </style:style>
    <style:style style:name="P5" style:family="paragraph" style:parent-style-name="Heading_20_2"/>
    <style:style style:name="P6" style:family="paragraph" style:parent-style-name="Heading_20_1"/>
    <style:style style:name="T1" style:family="text">
      <style:text-properties officeooo:rsid="000b0c5d"/>
    </style:style>
    <style:style style:name="T2" style:family="text">
      <style:text-properties fo:font-style="italic" style:font-style-asian="italic" style:font-style-complex="italic"/>
    </style:style>
    <style:style style:name="T3" style:family="text">
      <style:text-properties fo:font-style="italic" officeooo:rsid="000b0c5d" style:font-style-asian="italic" style:font-style-complex="italic"/>
    </style:style>
    <style:style style:name="T4" style:family="text">
      <style:text-properties fo:font-style="italic" officeooo:rsid="000b3969" style:font-style-asian="italic" style:font-style-complex="italic"/>
    </style:style>
    <style:style style:name="T5" style:family="text">
      <style:text-properties fo:font-style="italic" officeooo:rsid="000d4b67" style:font-style-asian="italic" style:font-style-complex="italic"/>
    </style:style>
    <style:style style:name="T6" style:family="text">
      <style:text-properties fo:font-style="italic" officeooo:rsid="000ece58" style:font-style-asian="italic" style:font-style-complex="italic"/>
    </style:style>
    <style:style style:name="T7" style:family="text">
      <style:text-properties officeooo:rsid="000b3969"/>
    </style:style>
    <style:style style:name="T8" style:family="text">
      <style:text-properties officeooo:rsid="000d4b67"/>
    </style:style>
    <style:style style:name="T9" style:family="text">
      <style:text-properties officeooo:rsid="000ece58"/>
    </style:style>
    <style:style style:name="T10" style:family="text">
      <style:text-properties officeooo:rsid="00123f8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t have:</text:p>
      <text:p text:style-name="P1"/>
      <text:h text:style-name="Heading_20_1" text:outline-level="1">Financeiro</text:h>
      <text:h text:style-name="Heading_20_2" text:outline-level="2">Cobrança</text:h>
      <text:h text:style-name="Heading_20_3" text:outline-level="3">Boletos</text:h>
      <text:p text:style-name="Text_20_body"><text:tab/><text:span text:style-name="T1">Controle de boletos liquidados</text:span></text:p>
      <text:p text:style-name="P2"><text:tab/>Leitura de arquivo retorno</text:p>
      <text:p text:style-name="P2"><text:tab/>Emissão de arquivo remessa</text:p>
      <text:p text:style-name="P2"><text:tab/>Emissão de boletos</text:p>
      <text:p text:style-name="P2"><text:tab/>Baixa manual de boletos</text:p>
      <text:p text:style-name="P2"><text:tab/>Inclusão de tarifa de boleto por baixa automática</text:p>
      <text:p text:style-name="P2"><text:tab/>Reimpressão de boletos</text:p>
      <text:p text:style-name="Text_20_body"><text:tab/><text:span text:style-name="T1">Alteração de valor de boleto (</text:span><text:span text:style-name="T3">executa ação de baixa e gera um novo boleto</text:span><text:span text:style-name="T1">)</text:span></text:p>
      <text:h text:style-name="Heading_20_3" text:outline-level="3">Inadimplência</text:h>
      <text:p text:style-name="Text_20_body"><text:tab/><text:span text:style-name="T1">Controle de descontos ofertados (</text:span><text:span text:style-name="T3">quantidade e valor de descontos ofertados por aluno, turma, reponsável, segmento, série, turno e escola</text:span><text:span text:style-name="T1">)</text:span></text:p>
      <text:p text:style-name="Text_20_body"><text:tab/><text:span text:style-name="T1">Controle de descontos para inadimplentes (</text:span><text:span text:style-name="T3">remoção de desconto para quem ficar inadimplente por mais de 30 dias</text:span><text:span text:style-name="T1">)</text:span></text:p>
      <text:p text:style-name="P2"><text:tab/>Controle de inadimplentes (<text:span text:style-name="T2">relatório de responsáveis inadimplentes, por aluno, turma, responsável, segmento, série, turno e escola</text:span>)</text:p>
      <text:p text:style-name="P2"><text:tab/>Inclusão de nome no SERASA/SPC</text:p>
      <text:p text:style-name="P2"><text:tab/>Remoção de nome no SERASA/SPC</text:p>
      <text:p text:style-name="P2"><text:tab/>Controle de contratos enviados para ação judicial (<text:span text:style-name="T2">relatório com data de entrada, cópia dos documentos, assinatura de recebimento dos contratos, data de entrada do processo na justiça, data de audiência, negociação realizada, forma de pagamento, data de pagamento, valor total da ação com juros e multas, porcentagem do advogado</text:span>)</text:p>
      <text:p text:style-name="P2"><text:tab/>Controle de parcelamento de dívida (<text:span text:style-name="T2">cobrança de juros e multa em ambos os sentidos, parcelado e à vista, parcelado será cobrado taxa de juros e multa no cartão de crédito de acordo com a quantidade de parcelas, limitado a 3 vezes no cartão, emissão de cheque apenas à vista</text:span>)</text:p>
      <text:h text:style-name="P4" text:outline-level="3">Recebimentos</text:h>
      <text:p text:style-name="Text_20_body"><text:tab/><text:span text:style-name="T7">Controle de pagamento de mensalidades por cartão de crédito e débito ambos à vista (</text:span><text:span text:style-name="T4">deve ser dado baixa no título se estiver em aberto</text:span><text:span text:style-name="T7">)</text:span></text:p>
      <text:p text:style-name="Text_20_body"><text:soft-page-break/><text:tab/><text:span text:style-name="T7">Controle de pagamento por abertura e fechamento de caixa diário em dinheiro vivo (</text:span><text:span text:style-name="T4">deve ser dado baixa no título se estiver em aberto</text:span><text:span text:style-name="T7">)</text:span></text:p>
      <text:h text:style-name="Heading_20_3" text:outline-level="3">Conciliação</text:h>
      <text:p text:style-name="Text_20_body"><text:tab/><text:span text:style-name="T8">Controle de pagamentos através do e-cobrança ou arquivos de retorno com a quantidade de crédito depósitado em conta.</text:span></text:p>
      <text:p text:style-name="Text_20_body"><text:tab/><text:span text:style-name="T8">Controle de conferência de boletos pagos diários (</text:span><text:span text:style-name="T5">boletos que não tiveram seu valor total de pagamento informa o status inadimplência, caso todos os boletos estejam ok, informa status conciliado.</text:span><text:span text:style-name="T8">)</text:span></text:p>
      <text:p text:style-name="Text_20_body"><text:tab/><text:span text:style-name="T8">Controle de extrato de cartão (</text:span><text:span text:style-name="T5">site das empresas de cartão de crédito com os créditos e débitos realizados nas contas da empresa com os canhotos dos cartões passados nas máquinas, se ok emitir status de conciliado, se não, emitir status de divergente</text:span><text:span text:style-name="T8">)</text:span></text:p>
      <text:p text:style-name="Text_20_body"><text:tab/><text:span text:style-name="T9">Controle de envelopes e depósitos realizados (</text:span><text:span text:style-name="T6">conferência de valor depósitado com valor informado e valor créditado na conta</text:span><text:span text:style-name="T9">)</text:span></text:p>
      <text:p text:style-name="Text_20_body"><text:tab/><text:span text:style-name="T9">Controle de cheques</text:span></text:p>
      <text:p text:style-name="Text_20_body"/>
      <text:h text:style-name="Heading_20_2" text:outline-level="2">Tesouraria</text:h>
      <text:h text:style-name="Heading_20_3" text:outline-level="3"><text:span text:style-name="T10">Pagamentos</text:span></text:h>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15:45:14.632284797</meta:creation-date>
    <dc:date>2016-09-12T17:21:31.068908981</dc:date>
    <meta:editing-duration>PT1H14M32S</meta:editing-duration>
    <meta:editing-cycles>6</meta:editing-cycles>
    <meta:generator>LibreOffice/5.1.4.2$Linux_X86_64 LibreOffice_project/10m0$Build-2</meta:generator>
    <meta:document-statistic meta:table-count="0" meta:image-count="0" meta:object-count="0" meta:page-count="2" meta:paragraph-count="32" meta:word-count="379" meta:character-count="2433" meta:non-whitespace-character-count="2070"/>
  </office:meta>
</office:document-meta>
</file>